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best" table:style-name="ta1">
        <table:table-column table:style-name="co1" table:number-columns-repeated="2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F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ORIGINAL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rand" table:style-name="ta1">
        <table:table-column table:style-name="co1" table:number-columns-repeated="2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F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ORIGINAL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7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table table:name="target" table:style-name="ta1">
        <table:table-column table:style-name="co1" table:number-columns-repeated="2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F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ORIGINAL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39:25.291342863</meta:creation-date>
    <dc:date>2016-09-29T22:38:58.000865044</dc:date>
    <meta:editing-duration>PT3H59M29S</meta:editing-duration>
    <meta:editing-cycles>21</meta:editing-cycles>
    <meta:generator>LibreOffice/4.4.5.2$Linux_x86 LibreOffice_project/40m0$Build-2</meta:generator>
    <meta:document-statistic meta:table-count="3" meta:cell-count="210" meta:object-count="0"/>
  </office:meta>
</office:document-meta>
</file>